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45cm" fo:min-width="17.4cm"/>
    </style:style>
    <style:style style:name="gr2" style:family="graphic" style:parent-style-name="standard">
      <style:graphic-properties draw:textarea-horizontal-align="justify" draw:textarea-vertical-align="middle" draw:auto-grow-height="false" fo:min-height="8.15cm" fo:min-width="17.1cm"/>
    </style:style>
    <style:style style:name="gr3" style:family="graphic" style:parent-style-name="standard">
      <style:graphic-properties draw:textarea-horizontal-align="justify" draw:textarea-vertical-align="middle" draw:auto-grow-height="false" fo:min-height="3.45cm" fo:min-width="17.4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4.55cm" fo:min-width="15.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458cm" fo:min-width="0.56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cm" fo:min-width="1.7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5cm" fo:min-width="2.6cm"/>
    </style:style>
    <style:style style:name="gr8" style:family="graphic" style:parent-style-name="standard">
      <style:graphic-properties draw:stroke="none" svg:stroke-color="#000000" draw:fill="none" draw:fill-color="#ffffff" fo:min-height="2.45cm"/>
    </style:style>
    <style:style style:name="gr9" style:family="graphic" style:parent-style-name="standard">
      <style:graphic-properties draw:stroke="none" svg:stroke-color="#000000" draw:fill="none" draw:fill-color="#ffffff" fo:min-height="3.55cm"/>
    </style:style>
    <style:style style:name="gr10" style:family="graphic" style:parent-style-name="standard">
      <style:graphic-properties draw:stroke="none" svg:stroke-color="#000000" draw:fill="none" draw:fill-color="#ffffff" fo:min-height="4.05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4.55cm" fo:min-width="15.1cm"/>
    </style:style>
    <style:style style:name="gr12" style:family="graphic" style:parent-style-name="standard">
      <style:graphic-properties draw:stroke="none" svg:stroke-color="#000000" draw:fill="none" draw:fill-color="#ffffff" fo:min-height="4.95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8.45cm" fo:min-width="8.9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15cm" fo:min-width="2.4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8.85cm" fo:min-width="10.7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45cm" fo:min-width="9.3cm"/>
    </style:style>
    <style:style style:name="gr17" style:family="graphic" style:parent-style-name="standard">
      <style:graphic-properties draw:textarea-horizontal-align="justify" draw:textarea-vertical-align="middle" draw:auto-grow-height="false" fo:min-height="0.74cm" fo:min-width="0.70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4.15cm" fo:min-width="9.2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3.35cm" fo:min-width="4.5cm"/>
    </style:style>
    <style:style style:name="gr21" style:family="graphic" style:parent-style-name="standard">
      <style:graphic-properties draw:textarea-horizontal-align="justify" draw:textarea-vertical-align="middle" draw:auto-grow-height="false" fo:min-height="1.75cm" fo:min-width="2.8cm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textarea-horizontal-align="justify" draw:textarea-vertical-align="middle" draw:auto-grow-height="false" fo:min-height="0.45cm" fo:min-width="0.3cm"/>
    </style:style>
    <style:style style:name="gr24" style:family="graphic" style:parent-style-name="standard">
      <style:graphic-properties draw:textarea-horizontal-align="justify" draw:textarea-vertical-align="middle" draw:auto-grow-height="false" fo:min-height="0.45cm" fo:min-width="0.3cm"/>
    </style:style>
    <style:style style:name="gr25" style:family="graphic" style:parent-style-name="standard">
      <style:graphic-properties draw:stroke="none" svg:stroke-color="#000000" draw:fill="none" draw:fill-color="#ffffff" fo:min-height="2.75cm"/>
    </style:style>
    <style:style style:name="gr26" style:family="graphic" style:parent-style-name="standard">
      <style:graphic-properties draw:textarea-horizontal-align="justify" draw:textarea-vertical-align="middle" draw:auto-grow-height="false" fo:min-height="1.55cm" fo:min-width="2.2cm"/>
    </style:style>
    <style:style style:name="gr27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.9cm" svg:height="3.7cm" svg:x="1.5cm" svg:y="2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6cm" svg:height="8.4cm" svg:x="1.7cm" svg:y="1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9cm" svg:height="3.7cm" svg:x="1.5cm" svg:y="23.5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6cm" svg:height="4.8cm" svg:x="2.8cm" svg:y="12.4cm">
          <text:p text:style-name="P1"># <text:tab/>Title <text:tab/>Category <text:tab/>Borrow by <text:tab/>Action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5cm" svg:height="1cm" svg:x="4cm" svg:y="3.2cm">
          <text:p text:style-name="P1"><text:tab/>+(creat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2.2cm" svg:height="0.8cm" svg:x="1.8cm" svg:y="3.3cm"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1cm" svg:height="1cm" svg:x="2.5cm" svg:y="8.8cm">
          <text:p text:style-name="P1">Btn category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6.3cm" svg:height="2.7cm" svg:x="2.7cm" svg:y="11.7cm">
          <draw:text-box>
            <text:p>tab</text:p>
          </draw:text-box>
        </draw:frame>
        <draw:frame draw:style-name="gr9" draw:text-style-name="P3" draw:layer="layout" svg:width="8.1cm" svg:height="3.8cm" svg:x="1.3cm" svg:y="1.8cm">
          <draw:text-box>
            <text:p>nav</text:p>
          </draw:text-box>
        </draw:frame>
        <draw:frame draw:style-name="gr10" draw:text-style-name="P3" draw:layer="layout" svg:width="16.4cm" svg:height="4.3cm" svg:x="14.1cm" svg:y="13.7cm">
          <draw:text-box draw:corner-radius="9.4cm">
            <text:p>Voir update delete</text:p>
          </draw:text-box>
        </draw:frame>
      </draw:page>
      <draw:page draw:name="page2" draw:style-name="dp1" draw:master-page-name="Standard">
        <draw:custom-shape draw:style-name="gr1" draw:text-style-name="P1" draw:layer="layout" svg:width="17.9cm" svg:height="3.7cm" svg:x="1.3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6cm" svg:height="8.4cm" svg:x="1.701cm" svg:y="10.1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9cm" svg:height="3.7cm" svg:x="1.501cm" svg:y="23.501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5.6cm" svg:height="4.8cm" svg:x="2.801cm" svg:y="12.401cm">
          <text:p text:style-name="P1"># <text:tab/>Title <text:tab/>Category <text:tab/>Borrow by <text:tab/>Action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cm" svg:height="0.8cm" svg:x="1.801cm" svg:y="3.301cm"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1cm" svg:height="1cm" svg:x="2.501cm" svg:y="8.801cm">
          <text:p text:style-name="P1">Btn category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6.3cm" svg:height="2.7cm" svg:x="2.701cm" svg:y="11.701cm">
          <draw:text-box>
            <text:p>tab</text:p>
          </draw:text-box>
        </draw:frame>
        <draw:frame draw:style-name="gr9" draw:text-style-name="P3" draw:layer="layout" svg:width="8.1cm" svg:height="3.8cm" svg:x="1.301cm" svg:y="1.801cm">
          <draw:text-box>
            <text:p>nav</text:p>
          </draw:text-box>
        </draw:frame>
        <draw:frame draw:style-name="gr12" draw:text-style-name="P3" draw:layer="layout" svg:width="12.9cm" svg:height="5.2cm" svg:x="3.7cm" svg:y="34.3cm">
          <draw:text-box>
            <text:p/>
          </draw:text-box>
        </draw:frame>
      </draw:page>
      <draw:page draw:name="page3" draw:style-name="dp1" draw:master-page-name="Standard">
        <draw:custom-shape draw:style-name="gr1" draw:text-style-name="P1" draw:layer="layout" svg:width="17.9cm" svg:height="3.7cm" svg:x="1.301cm" svg:y="2.2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6cm" svg:height="8.4cm" svg:x="1.702cm" svg:y="10.1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9cm" svg:height="3.7cm" svg:x="1.502cm" svg:y="23.502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5.6cm" svg:height="4.8cm" svg:x="2.802cm" svg:y="12.402cm">
          <text:p text:style-name="P1"># <text:tab/>Title <text:tab/>Category <text:tab/>Borrow by <text:tab/>Action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cm" svg:height="0.8cm" svg:x="1.802cm" svg:y="3.302cm">
          <text:p text:style-name="P1">LIbrary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1cm" svg:height="1cm" svg:x="2.502cm" svg:y="8.802cm">
          <text:p text:style-name="P1">Btn category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6.3cm" svg:height="2.7cm" svg:x="2.702cm" svg:y="11.702cm">
          <draw:text-box>
            <text:p>tab</text:p>
          </draw:text-box>
        </draw:frame>
        <draw:frame draw:style-name="gr9" draw:text-style-name="P3" draw:layer="layout" svg:width="8.1cm" svg:height="3.8cm" svg:x="1.302cm" svg:y="1.802cm">
          <draw:text-box>
            <text:p>nav</text:p>
          </draw:text-box>
        </draw:frame>
        <draw:frame draw:style-name="gr10" draw:text-style-name="P3" draw:layer="layout" svg:width="16.4cm" svg:height="4.3cm" svg:x="14.1cm" svg:y="13.7cm">
          <draw:text-box draw:corner-radius="9.4cm">
            <text:p>Voir update delete</text:p>
          </draw:text-box>
        </draw:frame>
      </draw:page>
      <draw:page draw:name="page4" draw:style-name="dp1" draw:master-page-name="Standard">
        <draw:custom-shape draw:style-name="gr1" draw:text-style-name="P1" draw:layer="layout" svg:width="17.9cm" svg:height="3.7cm" svg:x="1.3cm" svg:y="2.2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cm" svg:height="0.8cm" svg:x="1.801cm" svg:y="3.302cm">
          <text:p text:style-name="P1">LIbrary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8.1cm" svg:height="3.8cm" svg:x="1.301cm" svg:y="1.802cm">
          <draw:text-box>
            <text:p>nav</text:p>
          </draw:text-box>
        </draw:frame>
        <draw:custom-shape draw:style-name="gr13" draw:text-style-name="P2" draw:layer="layout" svg:width="9.4cm" svg:height="8.7cm" svg:x="5.7cm" svg:y="8.9cm">
          <text:p text:style-name="P1">Name</text:p>
          <text:p text:style-name="P1">Numb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9cm" svg:height="1.4cm" svg:x="9cm" svg:y="14.2cm">
          <text:p text:style-name="P1">home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1" draw:text-style-name="P1" draw:layer="layout" svg:width="17.9cm" svg:height="3.7cm" svg:x="1.3cm" svg:y="2.2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cm" svg:height="0.8cm" svg:x="1.801cm" svg:y="3.303cm">
          <text:p text:style-name="P1">LIbrary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8.1cm" svg:height="3.8cm" svg:x="1.301cm" svg:y="1.803cm">
          <draw:text-box>
            <text:p>nav</text:p>
          </draw:text-box>
        </draw:frame>
        <draw:custom-shape draw:style-name="gr13" draw:text-style-name="P2" draw:layer="layout" svg:width="9.4cm" svg:height="8.7cm" svg:x="5.6cm" svg:y="8.3cm">
          <text:p text:style-name="P1">Title</text:p>
          <text:p text:style-name="P1">Author</text:p>
          <text:p text:style-name="P1">Category</text:p>
          <text:p text:style-name="P1">Borrow</text:p>
          <text:p text:style-name="P1">date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9cm" svg:height="1.4cm" svg:x="7.5cm" svg:y="14.2cm">
          <text:p text:style-name="P1">hom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9cm" svg:height="1.4cm" svg:x="10.7cm" svg:y="14.2cm">
          <text:p text:style-name="P1">update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9cm" svg:height="1.4cm" svg:x="9.3cm" svg:y="15.5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9cm" svg:height="3.7cm" svg:x="1.501cm" svg:y="23.501cm">
          <text:p text:style-name="P1">footer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custom-shape draw:style-name="gr15" draw:text-style-name="P2" draw:layer="layout" svg:width="11.2cm" svg:height="19.1cm" svg:x="5.7cm" svg:y="4.6cm">
          <text:p text:style-name="P1"><text:s/>increments('id');</text:p>
          <text:p text:style-name="P1"><text:s text:c="11"/>string('title');</text:p>
          <text:p text:style-name="P1"><text:s text:c="10"/>string('author');</text:p>
          <text:p text:style-name="P1"><text:s text:c="10"/>text('resume');</text:p>
          <text:p text:style-name="P1"><text:s text:c="8"/>string('category');</text:p>
          <text:p text:style-name="P1"><text:s text:c="9"/>boolean('borrow');</text:p>
          <text:p text:style-name="P1"><text:s text:c="9"/>date('date');</text:p>
          <text:p text:style-name="P1"><text:s text:c="12"/>integer('user_id')-&gt;unsigned();</text:p>
          <text:p text:style-name="P1"><text:s text:c="9"/>foreign('user_id')-&gt;references('id')-&gt;on('users');</text:p>
          <text:p text:style-name="P1"><text:s text:c="11"/>timestamps();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9.8cm" svg:height="1.7cm" svg:x="5.9cm" svg:y="2.3cm">
          <text:p text:style-name="P1">Table bookss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custom-shape draw:style-name="gr15" draw:text-style-name="P2" draw:layer="layout" svg:width="11.2cm" svg:height="19.1cm" svg:x="6.466cm" svg:y="4.6cm">
          <text:p text:style-name="P1">increments('id');</text:p>
          <text:p text:style-name="P1"><text:s text:c="20"/>string('name');</text:p>
          <text:p text:style-name="P1"><text:s text:c="19"/>integer('number');</text:p>
          <text:p text:style-name="P1"><text:s text:c="17"/>timestamps();</text:p>
          <text:p text:style-name="P1"><text:s text:c="11"/>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9.8cm" svg:height="1.7cm" svg:x="6.666cm" svg:y="2.3cm">
          <text:p text:style-name="P1">Table users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custom-shape draw:style-name="gr17" draw:text-style-name="P1" draw:layer="layout" svg:width="1.7cm" svg:height="1.4cm" svg:x="9.1cm" svg:y="1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2" xml:id="id1" draw:id="id1" draw:layer="layout" svg:width="9.7cm" svg:height="4.4cm" svg:x="5.6cm" svg:y="4.8cm">
          <text:p text:style-name="P1"><text:s text:c="6"/>All books</text:p>
          <text:p text:style-name="P1"/>
          <text:p text:style-name="P1"/>
          <text:p text:style-name="P1"/>
          <text:p text:style-name="P1"/>
          <text:p text:style-name="P1"><text:tab/><text:tab/>N <text:s text:c="11"/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9.9cm" svg:y1="2.7cm" svg:x2="10cm" svg:y2="4.8cm">
          <text:p/>
        </draw:line>
        <draw:custom-shape draw:style-name="gr20" draw:text-style-name="P1" xml:id="id2" draw:id="id2" draw:layer="layout" svg:width="5cm" svg:height="3.6cm" svg:x="2.6cm" svg:y="13.1cm">
          <text:p text:style-name="P1">One book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3cm" svg:height="2cm" svg:x="1.4cm" svg:y="5.2cm">
          <text:p text:style-name="P1">Add book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5cm" svg:height="3.6cm" svg:x="9.9cm" svg:y="23.6cm">
          <text:p text:style-name="P1">Users </text:p>
          <draw:enhanced-geometry svg:viewBox="0 0 21600 21600" draw:type="rectangle" draw:enhanced-path="M 0 0 L 21600 0 21600 21600 0 21600 0 0 Z N"/>
        </draw:custom-shape>
        <draw:connector draw:style-name="gr22" draw:text-style-name="P1" draw:layer="layout" draw:line-skew="-0.059cm" svg:x1="10.45cm" svg:y1="9.2cm" svg:x2="12.054cm" svg:y2="23.616cm" draw:start-shape="id1" draw:start-glue-point="2" svg:d="M10450 9200v7400h1604v7016" svg:viewBox="0 0 1605 14417">
          <text:p/>
        </draw:connector>
        <draw:custom-shape draw:style-name="gr23" draw:text-style-name="P1" draw:layer="layout" svg:width="0.8cm" svg:height="0.7cm" svg:x="11.9cm" svg:y="6.6cm">
          <text:p text:style-name="P1">v</text:p>
          <draw:enhanced-geometry svg:viewBox="0 0 21600 21600" draw:type="rectangle" draw:enhanced-path="M 0 0 L 21600 0 21600 21600 0 21600 0 0 Z N"/>
        </draw:custom-shape>
        <draw:custom-shape draw:style-name="gr24" draw:text-style-name="P1" xml:id="id3" draw:id="id3" draw:layer="layout" svg:width="0.8cm" svg:height="0.7cm" svg:x="11.9cm" svg:y="6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8cm" svg:height="0.7cm" svg:x="13cm" svg:y="6.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8cm" svg:height="0.7cm" svg:x="14.2cm" svg:y="6.6cm">
          <text:p/>
          <draw:enhanced-geometry svg:viewBox="0 0 21600 21600" draw:type="rectangle" draw:enhanced-path="M 0 0 L 21600 0 21600 21600 0 21600 0 0 Z N"/>
        </draw:custom-shape>
        <draw:frame draw:style-name="gr25" draw:text-style-name="P3" draw:layer="layout" svg:width="6.3cm" svg:height="3cm" svg:x="11.3cm" svg:y="5.7cm">
          <draw:text-box>
            <text:p>Saw del upd</text:p>
          </draw:text-box>
        </draw:frame>
        <draw:line draw:style-name="gr19" draw:text-style-name="P4" draw:layer="layout" svg:x1="5.7cm" svg:y1="6.6cm" svg:x2="4.7cm" svg:y2="6.6cm">
          <text:p/>
        </draw:line>
        <draw:connector draw:style-name="gr22" draw:text-style-name="P1" draw:layer="layout" svg:x1="5.1cm" svg:y1="13.1cm" svg:x2="12.3cm" svg:y2="7.3cm" draw:start-shape="id2" draw:start-glue-point="0" draw:end-shape="id3" draw:end-glue-point="2" svg:d="M5100 13100v-2900h7200v-2900" svg:viewBox="0 0 7201 5801">
          <text:p/>
        </draw:connector>
        <draw:custom-shape draw:style-name="gr26" draw:text-style-name="P1" xml:id="id7" draw:id="id7" draw:layer="layout" svg:width="2.7cm" svg:height="1.8cm" svg:x="2.1cm" svg:y="20cm">
          <text:p text:style-name="P1">saw</text:p>
          <draw:enhanced-geometry svg:viewBox="0 0 21600 21600" draw:type="rectangle" draw:enhanced-path="M 0 0 L 21600 0 21600 21600 0 21600 0 0 Z N"/>
        </draw:custom-shape>
        <draw:custom-shape draw:style-name="gr26" draw:text-style-name="P1" xml:id="id6" draw:id="id6" draw:layer="layout" svg:width="2.7cm" svg:height="1.8cm" svg:x="5.2cm" svg:y="20cm">
          <text:p text:style-name="P1">delete</text:p>
          <draw:enhanced-geometry svg:viewBox="0 0 21600 21600" draw:type="rectangle" draw:enhanced-path="M 0 0 L 21600 0 21600 21600 0 21600 0 0 Z N"/>
        </draw:custom-shape>
        <draw:custom-shape draw:style-name="gr26" draw:text-style-name="P1" xml:id="id4" draw:id="id4" draw:layer="layout" svg:width="2.7cm" svg:height="1.8cm" svg:x="8.1cm" svg:y="20cm">
          <text:p text:style-name="P1">update</text:p>
          <draw:enhanced-geometry svg:viewBox="0 0 21600 21600" draw:type="rectangle" draw:enhanced-path="M 0 0 L 21600 0 21600 21600 0 21600 0 0 Z N"/>
        </draw:custom-shape>
        <draw:frame draw:style-name="gr27" draw:text-style-name="P3" draw:layer="layout" svg:width="2.6cm" svg:height="1.7cm" svg:x="11.6cm" svg:y="23.6cm">
          <draw:text-box>
            <text:p>1</text:p>
          </draw:text-box>
        </draw:frame>
        <draw:line draw:style-name="gr19" draw:text-style-name="P4" draw:layer="layout" svg:x1="3.6cm" svg:y1="16.7cm" svg:x2="3.5cm" svg:y2="20cm">
          <text:p/>
        </draw:line>
        <draw:line draw:style-name="gr19" draw:text-style-name="P4" draw:layer="layout" svg:x1="5.964cm" svg:y1="16.7cm" svg:x2="5.864cm" svg:y2="20cm">
          <text:p/>
        </draw:line>
        <draw:line draw:style-name="gr19" draw:text-style-name="P4" draw:layer="layout" svg:x1="6.8cm" svg:y1="16.8cm" svg:x2="9.8cm" svg:y2="20.1cm">
          <text:p/>
        </draw:line>
        <draw:connector draw:style-name="gr22" draw:text-style-name="P1" draw:layer="layout" svg:x1="10.8cm" svg:y1="20.9cm" svg:x2="8.2cm" svg:y2="16.1cm" draw:start-shape="id4" draw:start-glue-point="1" draw:end-shape="id5" draw:end-glue-point="0" svg:d="M10800 20900h501v-4800h-3101" svg:viewBox="0 0 3102 4801">
          <text:p/>
        </draw:connector>
        <draw:line draw:style-name="gr19" draw:text-style-name="P4" xml:id="id5" draw:id="id5" draw:layer="layout" svg:x1="8.9cm" svg:y1="16.1cm" svg:x2="7.5cm" svg:y2="16.1cm">
          <text:p/>
        </draw:line>
        <draw:connector draw:style-name="gr22" draw:text-style-name="P1" draw:layer="layout" svg:x1="6.55cm" svg:y1="21.8cm" svg:x2="7.6cm" svg:y2="14.9cm" draw:start-shape="id6" draw:start-glue-point="2" draw:end-shape="id2" svg:d="M6550 21800v501h1851v-7401h-801" svg:viewBox="0 0 1852 7402">
          <text:p/>
        </draw:connector>
        <draw:line draw:style-name="gr19" draw:text-style-name="P4" draw:layer="layout" svg:x1="8.4cm" svg:y1="15cm" svg:x2="7.4cm" svg:y2="15cm">
          <text:p/>
        </draw:line>
        <draw:line draw:style-name="gr19" draw:text-style-name="P4" draw:layer="layout" svg:x1="10.5cm" svg:y1="9.8cm" svg:x2="10.5cm" svg:y2="9.1cm">
          <text:p/>
        </draw:line>
        <draw:connector draw:style-name="gr22" draw:text-style-name="P1" draw:layer="layout" svg:x1="2.1cm" svg:y1="20.9cm" svg:x2="2.6cm" svg:y2="14.9cm" draw:start-shape="id7" draw:start-glue-point="3" draw:end-shape="id2" draw:end-glue-point="3" svg:d="M2100 20900h-501v-6000h1001" svg:viewBox="0 0 1002 6001">
          <text:p/>
        </draw:connector>
        <draw:line draw:style-name="gr19" draw:text-style-name="P4" draw:layer="layout" svg:x1="1.8cm" svg:y1="14.8cm" svg:x2="2.9cm" svg:y2="1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5:47:20.141326560</meta:creation-date>
    <meta:generator>LibreOffice/5.1.6.2$Linux_X86_64 LibreOffice_project/10m0$Build-2</meta:generator>
    <dc:date>2017-12-04T16:34:29.976402123</dc:date>
    <meta:editing-duration>PT46M34S</meta:editing-duration>
    <meta:editing-cycles>45</meta:editing-cycles>
    <meta:document-statistic meta:object-count="73"/>
  </office:meta>
</office:document-meta>
</file>